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paragraph-rsid="001484f0"/>
    </style:style>
    <style:style style:name="T1" style:family="text">
      <style:text-properties style:text-position="super 64%"/>
    </style:style>
    <style:style style:name="T2" style:family="text">
      <style:text-properties officeooo:rsid="0006f813"/>
    </style:style>
    <style:style style:name="T3" style:family="text">
      <style:text-properties officeooo:rsid="00099c13"/>
    </style:style>
    <style:style style:name="T4" style:family="text">
      <style:text-properties officeooo:rsid="000d0bfd"/>
    </style:style>
    <style:style style:name="T5" style:family="text">
      <style:text-properties officeooo:rsid="000e3492"/>
    </style:style>
    <style:style style:name="T6" style:family="text">
      <style:text-properties officeooo:rsid="0011423c"/>
    </style:style>
    <style:style style:name="T7" style:family="text">
      <style:text-properties officeooo:rsid="00129c2b"/>
    </style:style>
    <style:style style:name="T8" style:family="text">
      <style:text-properties officeooo:rsid="001484f0"/>
    </style:style>
    <style:style style:name="T9" style:family="text">
      <style:text-properties officeooo:rsid="0015a5d3"/>
    </style:style>
    <style:style style:name="T10" style:family="text">
      <style:text-properties officeooo:rsid="0015c5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1: Basics</text:h>
      <text:p text:style-name="Normal">[Title Slide]</text:p>
      <text:p text:style-name="P2">Hi, there! <text:s/><text:span text:style-name="T8">Welcome to the Retro Desk, I’m Matt Heffernan.</text:span> This is the first episode of a new series that seeks to demystify assembly language programming for the 6502 processor family, and specifically for the 65C02 found in the Commander X16. <text:span text:style-name="T8">I made a version of this series before using the X16 Emulator, but now the real system is available and we will go through the entire development process from coding to running on hardware.</text:span></text:p>
      <text:p text:style-name="P2">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text:span text:style-name="T8">out my series on Python programming for beginners,</text:span> and <text:span text:style-name="T3">I have some </text:span><text:span text:style-name="T8">additional resourced </text:span><text:span text:style-name="T3">link</text:span><text:span text:style-name="T5">ed at my GitHub repo page that’s linked in the description below</text:span>.</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text:soft-page-break/>assembly mnemonics for them. This lets us use the same assembler program to assemble code for multiple processor models within the same family.</text:p>
      <text:p text:style-name="Normal">[Slide 3: Assembler]</text:p>
      <text:p text:style-name="Normal">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p>
      <text:p text:style-name="Normal">[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p>
      <text:p text:style-name="Normal">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Normal"><text:soft-page-break/>The other register you 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Program Counter after executing each instruction, which will either change to the next instruction in memory, or jump to a different part of memory depending on the instruction and its result.</text:p>
      <text:p text:style-name="Normal">Finally, there is the stack pointer, <text:span text:style-name="T2">SP or simply S for short, </text:span>which is actually only 8 bits as the memory stack must be contained in a single 256-byte page of memory <text:span text:style-name="T2">starting at hex 0100.</text:span> This is one of the many, many limiting factors of 6502 software, and a big reason why assembly language is the best option for serious development on platforms in this family.</text:p>
      <text:p text:style-name="Normal">[Slide 5: Mnemonic Syntax]</text:p>
      <text:p text:style-name="Normal">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opcode, for short. Each opcode has a fixed number of bytes that will immediately follow it in memory that the processor will need to read in order to execute the instruction. Instructions that only consist of the opcode 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wo-byte operands are always addresses above the zero page that the instruction is either loading data from or storing data to.</text:p>
      <text:p text:style-name="Normal">The 6502 assembly mnemonics simplify the specification of these opcodes by using the same three-letter instruction abbreviation for opcodes that do the same sort of operation. 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text:soft-page-break/>instruction name. If you have no operand after LDA, the assembler will fail and report an error that you specified an invalid addressing mode. And that’s correct: LDA can’t be used implicitly. It has no meaning to simply Load A. Load A with what? 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his will be translated to the hexadecimal bytes A9 01. A9, or in binary 10101001, is the opcode for the immediate addressing mode for LDA. This will always be followed with a single byte containing the value to load, in this case 1. Before assembly languages, instructions like this would be made in punch cards, sometimes requiring the programmer to punch out every single bit. Or it could be run in real time by flipping switches attached to the data bus and clocking in the instruction one byte at time. Assembly language mnemonics make it much easier to program without having to memorize all the different opcodes or have to format all the operands in binary. You only have to remember 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text:span text:style-name="T5">You can find </text:span><text:span text:style-name="T6">some</text:span><text:span text:style-name="T5"> at the GitHub repo</text:span> link in the description.</text:p>
      <text:p text:style-name="Normal">[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incrementing. Note that other processors like the original 6502 or the 6507 don’t support this with the accumulator. For those you need to add 1, which requires a lot more memory and time. But for the 65C02 we can use just the INC instruction without an operand, 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text:soft-page-break/>write to it from our program and read it back any time later. Here we are using the hex address 1000, which would be the same 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Default_20_Paragraph_20_Font"><text:span text:style-name="T1">th</text:span></text:span> page past the zero page. If you wanted to use binary for operands, you could use the percent symbol instead of the dollar sign, but that gets a bit absurd for 16-bit addresses. You could absolutely write this instruction as STA %0001000000000000 <text:span text:style-name="T10">(percent zero-zero-zero-one then 12 zeros)</text:span> if you really wanted, but generally binary is only used for immediate 8-bit values.</text:p>
      <text:p text:style-name="Normal">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p text:style-name="Normal"><text:soft-page-break/>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Cut to <text:span text:style-name="T9">VSCodium</text:span>]</text:p>
      <text:p text:style-name="Normal">Here we see our code in a text editor. I prefer to use <text:span text:style-name="T9">VSCodium</text:span>,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So, we have to start with .org $080D which will make our code start there, then we have to go through all the required segments that are in the default X16 configuration for ca65. We are only really putting stuff in the CODE segment, so we can just rattle through STARTUP, INIT, and ONCE, which are really just arbitrary markers, anyway.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Normal">The general style for ca65 is to have instructions indented by three spaces and labels to be at the start of the line. This isn’t 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p>
      <text:p text:style-name="Normal"><text:soft-page-break/>Of course, you can define your own subroutines in assembly and grow the stack so that an RTS will go back to your code and keep your program running, but that will be another episode.</text:p>
      <text:p text:style-name="Normal">For now, let’s go ahead an run this program.</text:p>
      <text:p text:style-name="Normal">[Cut to terminal]</text:p>
      <text:p text:style-name="Normal">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text:span text:style-name="T7">on GitHub</text:span> linked in the description. So the arguments I need for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So I’ll let this run and you can see that it finishes almost immediately. This is a pretty small program and I am assembling it on a very fast, modern computer. Having a lot of code and linking individually built files can make assembly and linkage take an appreciable amount of time, but rarely more than a few seconds on a modern computer.</text:p>
      <text:p text:style-name="Normal">If we do a directory listing we can see the two new artifacts we specified, and an additional one we didn’t ask for: loadstore.o. This is a linkable object file for cc65, and you could link additional assembly or C code with it, like I did in my “Hello, cc65” video. But for now, we are going to ignore that file and just take a look at the ones we want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text:soft-page-break/>see a column of 1s. This is the include depth, and we’ll get into that in another episode. For now, we aren’t using any include files, so our depth is always 1.</text:p>
      <text:p text:style-name="Normal">Now, let’s take a look at the actual PRG file that we are going to load. The first two bytes are the load address, which is also little-endian, so starting with hex 0108 means that the data starting from the third byte will be loaded into RAM starting at hex 0801. Then you see hex 0b08. This is another little-endian address: hex 080B, which is where the next BASIC instruction would be placed in RAM. But, we don’t have another BASIC instruction, just our machine code, so it ends up just pointing to those three 0s of padding, which indicates the end of a BASIC program.</text:p>
      <text:p text:style-name="Normal">Moving on, we have hex 2003, which is another little-endian value, but this time for the line number, which is 800, or hex 0320. Then we see hex 9E, which is the token code for SYS, which helps to make the tokenized BASIC more compact that writing out S-Y-S and then parsing it out at runtime. Then we have the argument to SYS, which is the PETSCII-encoded decimal number 2061. And that’s it for the tokenized BASIC. As we’ll see, this should generate a listing of “800 SYS 2061”, but our machine code is nowhere to be seen in that listing. It’s hidden at hex 080D,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Cut to X16 Emulator]</text:p>
      <text:p text:style-name="Normal">Now we can load our program from the host file system with a simple LOAD “EXAMPLE.PRG”, and that will put the file payload into memory at hex address 0801, as expected. We can verify that by hitting the F12 key to open the debugger. Here we can see the current state of the processor registers and disassembly of the 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 can’t see <text:soft-page-break/>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Normal">Now, let’s check out the memory that our code will modify, at hex 1000. Here we can see that it starts with a zero, followed by an endless sea of more zeros. Our program should change that first zero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Normal">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p text:style-name="Normal">If you don’t want to miss the next episode, please make sure you are subscribed to my channel and click that bell to get notified of when any of my videos come out. Please check out the repo I have for this tutorial on GitHub <text:span text:style-name="T4">linked</text:span> in the description and give it a try yourself. I promise you it’s not that painful! <text:span text:style-name="T4">At the repo link you will find more links for further reading to help expand on some of the concepts I touched on here.</text:span></text:p>
      <text:p text:style-name="Normal">Anyway, thanks, and I will talk you again very soon. Bye, 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title/>
    <dc:description/>
    <dc:subject/>
    <meta:initial-creator>MATTHEW HEFFERNAN</meta:initial-creator>
    <meta:creation-date>2020-12-09T21:41:00Z</meta:creation-date>
    <dc:date>2025-04-28T23:47:36.067800334</dc:date>
    <meta:editing-cycles>49</meta:editing-cycles>
    <meta:editing-duration>PT6H27M55S</meta:editing-duration>
    <meta:document-statistic meta:table-count="0" meta:image-count="0" meta:object-count="0" meta:page-count="9" meta:paragraph-count="62" meta:word-count="4705" meta:character-count="25906" meta:non-whitespace-character-count="21260"/>
    <meta:template xlink:type="simple" xlink:actuate="onRequest" xlink:title="" xlink:href="Normal.dotm"/>
  </office:meta>
</office:document-meta>
</file>